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>
          <table:table-cell office:value-type="string">
            <text:p>quick</text:p>
          </table:table-cell>
          <table:table-cell office:value-type="string">
            <text:p>sets\block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clocks</text:p>
          </table:table-cell>
          <table:table-cell office:value-type="float" office:value="1">
            <text:p>1</text:p>
          </table:table-cell>
          <table:table-cell office:value-type="float" office:value="7007629">
            <text:p>7007629</text:p>
          </table:table-cell>
          <table:table-cell office:value-type="float" office:value="4149107">
            <text:p>4149107</text:p>
          </table:table-cell>
          <table:table-cell office:value-type="float" office:value="2495663">
            <text:p>2495663</text:p>
          </table:table-cell>
          <table:table-cell office:value-type="float" office:value="1784063">
            <text:p>1784063</text:p>
          </table:table-cell>
          <table:table-cell office:value-type="float" office:value="1509371">
            <text:p>1509371</text:p>
          </table:table-cell>
          <table:table-cell office:value-type="float" office:value="1858767">
            <text:p>1858767</text:p>
          </table:table-cell>
          <table:table-cell office:value-type="float" office:value="2867491">
            <text:p>2867491</text:p>
          </table:table-cell>
        </table:table-row>
        <table:table-row table:style-name="ro1">
          <table:table-cell office:value-type="string">
            <text:p>hitrate</text:p>
          </table:table-cell>
          <table:table-cell/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string">
            <text:p>clocks</text:p>
          </table:table-cell>
          <table:table-cell office:value-type="float" office:value="2">
            <text:p>2</text:p>
          </table:table-cell>
          <table:table-cell office:value-type="float" office:value="7012779">
            <text:p>7012779</text:p>
          </table:table-cell>
          <table:table-cell office:value-type="float" office:value="4139955">
            <text:p>4139955</text:p>
          </table:table-cell>
          <table:table-cell office:value-type="float" office:value="2460511">
            <text:p>2460511</text:p>
          </table:table-cell>
          <table:table-cell office:value-type="float" office:value="1696759">
            <text:p>1696759</text:p>
          </table:table-cell>
          <table:table-cell office:value-type="float" office:value="1299963">
            <text:p>1299963</text:p>
          </table:table-cell>
          <table:table-cell office:value-type="float" office:value="1214799">
            <text:p>1214799</text:p>
          </table:table-cell>
          <table:table-cell office:value-type="float" office:value="1165347">
            <text:p>1165347</text:p>
          </table:table-cell>
        </table:table-row>
        <table:table-row table:style-name="ro1">
          <table:table-cell office:value-type="string">
            <text:p>hitrate</text:p>
          </table:table-cell>
          <table:table-cell/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string">
            <text:p>clocks</text:p>
          </table:table-cell>
          <table:table-cell office:value-type="float" office:value="4">
            <text:p>4</text:p>
          </table:table-cell>
          <table:table-cell office:value-type="float" office:value="7015979">
            <text:p>7015979</text:p>
          </table:table-cell>
          <table:table-cell office:value-type="float" office:value="4143023">
            <text:p>4143023</text:p>
          </table:table-cell>
          <table:table-cell office:value-type="float" office:value="2461655">
            <text:p>2461655</text:p>
          </table:table-cell>
          <table:table-cell office:value-type="float" office:value="1695359">
            <text:p>1695359</text:p>
          </table:table-cell>
          <table:table-cell office:value-type="float" office:value="1295611">
            <text:p>1295611</text:p>
          </table:table-cell>
          <table:table-cell office:value-type="float" office:value="1206255">
            <text:p>1206255</text:p>
          </table:table-cell>
          <table:table-cell office:value-type="float" office:value="1134499">
            <text:p>1134499</text:p>
          </table:table-cell>
        </table:table-row>
        <table:table-row table:style-name="ro1">
          <table:table-cell office:value-type="string">
            <text:p>hitrate</text:p>
          </table:table-cell>
          <table:table-cell/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bubble</text:p>
          </table:table-cell>
          <table:table-cell office:value-type="string">
            <text:p>sets\block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clocks</text:p>
          </table:table-cell>
          <table:table-cell office:value-type="float" office:value="1">
            <text:p>1</text:p>
          </table:table-cell>
          <table:table-cell office:value-type="float" office:value="28809819">
            <text:p>28809819</text:p>
          </table:table-cell>
          <table:table-cell office:value-type="float" office:value="28103741">
            <text:p>28103741</text:p>
          </table:table-cell>
          <table:table-cell office:value-type="float" office:value="15906543">
            <text:p>15906543</text:p>
          </table:table-cell>
          <table:table-cell office:value-type="float" office:value="10332811">
            <text:p>10332811</text:p>
          </table:table-cell>
          <table:table-cell office:value-type="float" office:value="7518153">
            <text:p>7518153</text:p>
          </table:table-cell>
          <table:table-cell office:value-type="float" office:value="6650523">
            <text:p>6650523</text:p>
          </table:table-cell>
          <table:table-cell office:value-type="float" office:value="5823853">
            <text:p>5823853</text:p>
          </table:table-cell>
        </table:table-row>
        <table:table-row table:style-name="ro1">
          <table:table-cell office:value-type="string">
            <text:p>hitrate</text:p>
          </table:table-cell>
          <table:table-cell/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string">
            <text:p>clocks</text:p>
          </table:table-cell>
          <table:table-cell office:value-type="float" office:value="2">
            <text:p>2</text:p>
          </table:table-cell>
          <table:table-cell office:value-type="float" office:value="27826969">
            <text:p>27826969</text:p>
          </table:table-cell>
          <table:table-cell office:value-type="float" office:value="27098321">
            <text:p>27098321</text:p>
          </table:table-cell>
          <table:table-cell office:value-type="float" office:value="15395175">
            <text:p>15395175</text:p>
          </table:table-cell>
          <table:table-cell office:value-type="float" office:value="10066419">
            <text:p>10066419</text:p>
          </table:table-cell>
          <table:table-cell office:value-type="float" office:value="7360905">
            <text:p>7360905</text:p>
          </table:table-cell>
          <table:table-cell office:value-type="float" office:value="6509499">
            <text:p>6509499</text:p>
          </table:table-cell>
          <table:table-cell office:value-type="float" office:value="5705453">
            <text:p>5705453</text:p>
          </table:table-cell>
        </table:table-row>
        <table:table-row table:style-name="ro1">
          <table:table-cell office:value-type="string">
            <text:p>hitrate</text:p>
          </table:table-cell>
          <table:table-cell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string">
            <text:p>clocks</text:p>
          </table:table-cell>
          <table:table-cell office:value-type="float" office:value="4">
            <text:p>4</text:p>
          </table:table-cell>
          <table:table-cell office:value-type="float" office:value="27468169">
            <text:p>27468169</text:p>
          </table:table-cell>
          <table:table-cell office:value-type="float" office:value="26703641">
            <text:p>26703641</text:p>
          </table:table-cell>
          <table:table-cell office:value-type="float" office:value="15207195">
            <text:p>15207195</text:p>
          </table:table-cell>
          <table:table-cell office:value-type="float" office:value="9962987">
            <text:p>9962987</text:p>
          </table:table-cell>
          <table:table-cell office:value-type="float" office:value="7299145">
            <text:p>7299145</text:p>
          </table:table-cell>
          <table:table-cell office:value-type="float" office:value="6468216">
            <text:p>6468216</text:p>
          </table:table-cell>
          <table:table-cell office:value-type="float" office:value="5647213">
            <text:p>5647213</text:p>
          </table:table-cell>
        </table:table-row>
        <table:table-row table:style-name="ro1">
          <table:table-cell office:value-type="string">
            <text:p>hitrate</text:p>
          </table:table-cell>
          <table:table-cell/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3-12-2013</text:date>, <text:time>23:03:35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22:07:16.46</meta:creation-date>
    <dc:date>2013-12-03T23:03:35.80</dc:date>
    <meta:editing-duration>PT10M38S</meta:editing-duration>
    <meta:editing-cycles>1</meta:editing-cycles>
    <meta:document-statistic meta:table-count="3" meta:cell-count="118" meta:object-count="0"/>
    <meta:generator>OpenOffice.org/3.4.1$Win32 OpenOffice.org_project/341m1$Build-9593</meta:generator>
  </office:meta>
</office:document-meta>
</file>